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9f18" officeooo:paragraph-rsid="001a9f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ting programs or programming is a very creative</text:p>
      <text:p text:style-name="P1">and rewarding activity <text:s/>You can write programs for</text:p>
      <text:p text:style-name="P1">many reasons ranging from making your living to solving</text:p>
      <text:p text:style-name="P1">a difficult data analysis problem to having fun to helping</text:p>
      <text:p text:style-name="P1">someone else solve a problem <text:s/>This book assumes that</text:p>
      <text:p text:style-name="P1">{\em everyone} needs to know how to program and that once</text:p>
      <text:p text:style-name="P1">you know how to program, you will figure out what you want</text:p>
      <text:p text:style-name="P1">to do with your newfound skills</text:p>
      <text:p text:style-name="P1"/>
      <text:p text:style-name="P1">We are surrounded in our daily lives with computers ranging</text:p>
      <text:p text:style-name="P1">from laptops to cell phones <text:s/>We can think of these computers</text:p>
      <text:p text:style-name="P1">as our personal assistants who can take care of many things</text:p>
      <text:p text:style-name="P1">on our behalf <text:s/>The hardware in our current-day computers</text:p>
      <text:p text:style-name="P1">is essentially built to continuously as us the question</text:p>
      <text:p text:style-name="P1">What would you like me to do next</text:p>
      <text:p text:style-name="P1"/>
      <text:p text:style-name="P1">Our computers are fast and have vasts amounts of memory and </text:p>
      <text:p text:style-name="P1">could be very helpful to us if we only knew the language to </text:p>
      <text:p text:style-name="P1">speak to explain to the computer what we would like it to </text:p>
      <text:p text:style-name="P1">do next If we knew this language we could tell the </text:p>
      <text:p text:style-name="P1">computer to do tasks on our behalf that were reptitive <text:s/></text:p>
      <text:p text:style-name="P1">Interestingly, the kinds of things computers can do best</text:p>
      <text:p text:style-name="P1">are often the kinds of things that we humans find boring</text:p>
      <text:p text:style-name="P1">and mind-numb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jose </meta:initial-creator>
    <meta:creation-date>2015-03-21T14:39:34.391775543</meta:creation-date>
    <dc:date>2015-03-21T14:40:09.859378091</dc:date>
    <dc:creator>mariajose </dc:creator>
    <meta:editing-duration>P0D</meta:editing-duration>
    <meta:editing-cycles>1</meta:editing-cycles>
    <meta:document-statistic meta:table-count="0" meta:image-count="0" meta:object-count="0" meta:page-count="1" meta:paragraph-count="22" meta:word-count="210" meta:character-count="1146" meta:non-whitespace-character-count="948"/>
    <meta:generator>LibreOffice/4.2.3.3$Linux_X86_64 LibreOffice_project/420m0$Build-3</meta:generator>
  </office:meta>
</office:document-meta>
</file>